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NameSetBuilder.restrict( QNameSetSpecification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NameSetBuild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NameSetBuilder.is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SetBuilder.nsFromName( Q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NameSetBuilder.includedURI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NameSetBuilder.isEmp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SetBuilder.QNameSetBuilder( Set excludedURIs , Set includedURIs , Set excludedQNamesInIncludedURIs , Set includedQNamesInExcludedURI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NameSetBuilder.removeAllMatchingNeither( Set setFirst , Set setSecond , Set qname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NameSetBuilder.removeAllMatchingFirstOnly( Set setFirst , Set setSecond , Set qname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NameSetBuilder.splitList( String 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QNameSetBuilder.excludedURI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NameSetBuilder.isDisjoint( QNameSetSpecification 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NameSetBuilder.remove( Q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NameSetBuilder.prettyQName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NameSetBuilder.removeAllMatchingBoth( Set setFirst , Set setSecond , Set qname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QNameSetBuilder.containsAll( QNameSetSpecification 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NameSetBuilder.removeAllImpl( Set includedURIs , Set excludedURIs , Set includedQNames , Set excludedQNames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QNameSetBuilder.inve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SetBuilder.intersect( QNameSetSpecification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NameSetBuilder.toString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QNameSetBuilder.isDisjointImpl( QNameSetSpecification set1 , QNameSetSpecification set2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QNameSetBuilder.QNameSetBuilder( QNameSetSpecification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QNameSetBuilder.contains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NameSetBuilder.isSpace( char ch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QNameSetBuilder.addAll( QNameSetSpecification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NameSetBuilder.QNameSetBuilder( String str , String targetURI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QNameSetBuilder.removeAll( QNameSetSpecification 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NameSetBuilder.removeImpl( Q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NameSetBuilder.addNamespace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NameSetBuilder.removeNamespaceImpl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NameSetBuilder.union( QNameSetSpecification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NameSetBuilder.excludedQNamesInIncludedURI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SetBuilder.removeAllMatchingNs( String uri , Set qname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QNameSetBuilder.QNameSe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NameSetBuilder.toQN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SetBuilder.addImpl( Q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NameSetBuilder.removeNamespace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QNameSetBuilder.addNamespaceImpl(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NameSetBuilder.inver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SetBuilder.includedQNamesInExcludedURI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NameSetBuilder.addAllImpl( Set includedURIs , Set excludedURIs , Set includedQNames , Set excludedQName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QNameSetBuilder.add( Q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